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c00" officeooo:paragraph-rsid="000cfc00"/>
    </style:style>
    <style:style style:name="P2" style:family="paragraph" style:parent-style-name="Standard">
      <style:text-properties officeooo:rsid="000e38d0" officeooo:paragraph-rsid="000e38d0"/>
    </style:style>
    <style:style style:name="P3" style:family="paragraph" style:parent-style-name="Standard">
      <style:text-properties officeooo:rsid="000e9365" officeooo:paragraph-rsid="000e9365"/>
    </style:style>
    <style:style style:name="P4" style:family="paragraph" style:parent-style-name="Standard">
      <style:text-properties officeooo:rsid="000e9365" officeooo:paragraph-rsid="000e9365"/>
    </style:style>
    <style:style style:name="P5" style:family="paragraph" style:parent-style-name="Standard">
      <style:text-properties officeooo:rsid="000f95e9" officeooo:paragraph-rsid="000f95e9"/>
    </style:style>
    <style:style style:name="P6" style:family="paragraph" style:parent-style-name="Standard">
      <style:text-properties officeooo:rsid="001089e2" officeooo:paragraph-rsid="001089e2"/>
    </style:style>
    <style:style style:name="P7" style:family="paragraph" style:parent-style-name="Standard">
      <style:text-properties officeooo:rsid="001174f5" officeooo:paragraph-rsid="001174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create table employee(empid int primary key,name varchar(20),department varchar(20),salary int);</text:p>
      <text:p text:style-name="P1">Query OK, 0 rows affected (0.26 sec)</text:p>
      <text:p text:style-name="P1"/>
      <text:p text:style-name="P2">mysql&gt; desc employee;</text:p>
      <text:p text:style-name="P2">+------------+-------------+------+-----+---------+-------+</text:p>
      <text:p text:style-name="P2">| Field <text:s text:c="5"/>| Type <text:s text:c="7"/>| Null | Key | Default | Extra |</text:p>
      <text:p text:style-name="P2">+------------+-------------+------+-----+---------+-------+</text:p>
      <text:p text:style-name="P2">| empid <text:s text:c="5"/>| int(11) <text:s text:c="4"/>| NO <text:s text:c="2"/>| PRI | NULL <text:s text:c="3"/>| <text:s text:c="6"/>|</text:p>
      <text:p text:style-name="P2">| name <text:s text:c="6"/>| varchar(20) | YES <text:s/>| <text:s text:c="4"/>| NULL <text:s text:c="3"/>| <text:s text:c="6"/>|</text:p>
      <text:p text:style-name="P2">| department | varchar(20) | YES <text:s/>| <text:s text:c="4"/>| NULL <text:s text:c="3"/>| <text:s text:c="6"/>|</text:p>
      <text:p text:style-name="P2">| salary <text:s text:c="4"/>| int(11) <text:s text:c="4"/>| YES <text:s/>| <text:s text:c="4"/>| NULL <text:s text:c="3"/>| <text:s text:c="6"/>|</text:p>
      <text:p text:style-name="P2">+------------+-------------+------+-----+---------+-------+</text:p>
      <text:p text:style-name="P2">4 rows in set (0.00 sec)</text:p>
      <text:p text:style-name="P2"/>
      <text:p text:style-name="P2">mysql&gt; create table department(deptid int primary key,name varchar(20),hod varchar(20));</text:p>
      <text:p text:style-name="P2">Query OK, 0 rows affected (0.25 sec)</text:p>
      <text:p text:style-name="P2"/>
      <text:p text:style-name="P2">mysql&gt; desc department;</text:p>
      <text:p text:style-name="P2">+--------+-------------+------+-----+---------+-------+</text:p>
      <text:p text:style-name="P2">| Field <text:s/>| Type <text:s text:c="7"/>| Null | Key | Default | Extra |</text:p>
      <text:p text:style-name="P2">+--------+-------------+------+-----+---------+-------+</text:p>
      <text:p text:style-name="P2">| deptid | int(11) <text:s text:c="4"/>| NO <text:s text:c="2"/>| PRI | NULL <text:s text:c="3"/>| <text:s text:c="6"/>|</text:p>
      <text:p text:style-name="P2">| name <text:s text:c="2"/>| varchar(20) | YES <text:s/>| <text:s text:c="4"/>| NULL <text:s text:c="3"/>| <text:s text:c="6"/>|</text:p>
      <text:p text:style-name="P2">| hod <text:s text:c="3"/>| varchar(20) | YES <text:s/>| <text:s text:c="4"/>| NULL <text:s text:c="3"/>| <text:s text:c="6"/>|</text:p>
      <text:p text:style-name="P2">+--------+-------------+------+-----+---------+-------+</text:p>
      <text:p text:style-name="P2">3 rows in set (0.00 sec)</text:p>
      <text:p text:style-name="P2"/>
      <text:p text:style-name="P3">mysql&gt; insert into employee values('101','neha','sales','3000');</text:p>
      <text:p text:style-name="P3">Query OK, 1 row affected (0.03 sec)</text:p>
      <text:p text:style-name="P3"/>
      <text:p text:style-name="P3">mysql&gt; insert into employee values('102','sneha','operation','3500');</text:p>
      <text:p text:style-name="P3">Query OK, 1 row affected (0.03 sec)</text:p>
      <text:p text:style-name="P3"/>
      <text:p text:style-name="P3">mysql&gt; insert into employee values('103','tara','sales','3000');</text:p>
      <text:p text:style-name="P3">Query OK, 1 row affected (0.03 sec)</text:p>
      <text:p text:style-name="P3"/>
      <text:p text:style-name="P3">mysql&gt; insert into employee values('104','hari','sales','4000');</text:p>
      <text:p text:style-name="P3">Query OK, 1 row affected (0.03 sec)</text:p>
      <text:p text:style-name="P3"/>
      <text:p text:style-name="P3">mysql&gt; select * from employee;</text:p>
      <text:p text:style-name="P3">+-------+-------+------------+--------+</text:p>
      <text:p text:style-name="P3">| empid | name <text:s/>| department | salary |</text:p>
      <text:p text:style-name="P3">+-------+-------+------------+--------+</text:p>
      <text:p text:style-name="P3">| <text:s text:c="2"/>101 | neha <text:s/>| sales <text:s text:c="5"/>| <text:s text:c="2"/>3000 |</text:p>
      <text:p text:style-name="P3">| <text:s text:c="2"/>102 | sneha | operation <text:s/>| <text:s text:c="2"/>3500 |</text:p>
      <text:p text:style-name="P3">| <text:s text:c="2"/>103 | tara <text:s/>| sales <text:s text:c="5"/>| <text:s text:c="2"/>3000 |</text:p>
      <text:p text:style-name="P3">| <text:s text:c="2"/>104 | hari <text:s/>| sales <text:s text:c="5"/>| <text:s text:c="2"/>4000 |</text:p>
      <text:p text:style-name="P3">+-------+-------+------------+--------+</text:p>
      <text:p text:style-name="P3">4 rows in set (0.00 sec)</text:p>
      <text:p text:style-name="P3"/>
      <text:p text:style-name="P3">mysql&gt; insert into department values('111','sales','dev');</text:p>
      <text:p text:style-name="P3"><text:soft-page-break/>Query OK, 1 row affected (0.03 sec)</text:p>
      <text:p text:style-name="P3"/>
      <text:p text:style-name="P3">mysql&gt; insert into department values('112','operation','leya');</text:p>
      <text:p text:style-name="P3">Query OK, 1 row affected (0.03 sec)</text:p>
      <text:p text:style-name="P3"/>
      <text:p text:style-name="P3">mysql&gt; insert into department values('113','HR','jain');</text:p>
      <text:p text:style-name="P3">Query OK, 1 row affected (0.03 sec)</text:p>
      <text:p text:style-name="P3"/>
      <text:p text:style-name="P3">mysql&gt; select * from department;</text:p>
      <text:p text:style-name="P3">+--------+-----------+------+</text:p>
      <text:p text:style-name="P3">| deptid | name <text:s text:c="5"/>| hod <text:s/>|</text:p>
      <text:p text:style-name="P3">+--------+-----------+------+</text:p>
      <text:p text:style-name="P3">| <text:s text:c="3"/>111 | sales <text:s text:c="4"/>| dev <text:s/>|</text:p>
      <text:p text:style-name="P3">| <text:s text:c="3"/>112 | operation | leya |</text:p>
      <text:p text:style-name="P3">| <text:s text:c="3"/>113 | HR <text:s text:c="7"/>| jain |</text:p>
      <text:p text:style-name="P3">+--------+-----------+------+</text:p>
      <text:p text:style-name="P3">3 rows in set (0.00 sec)</text:p>
      <text:p text:style-name="P3"/>
      <text:p text:style-name="P5">mysql&gt; update employee set department='111' where empid='101';</text:p>
      <text:p text:style-name="P5">Query OK, 1 row affected (0.05 sec)</text:p>
      <text:p text:style-name="P5">Rows matched: 1 <text:s/>Changed: 1 <text:s/>Warnings: 0</text:p>
      <text:p text:style-name="P5"/>
      <text:p text:style-name="P5">mysql&gt; update employee set department='112' where empid='102';</text:p>
      <text:p text:style-name="P5">Query OK, 1 row affected (0.04 sec)</text:p>
      <text:p text:style-name="P5">Rows matched: 1 <text:s/>Changed: 1 <text:s/>Warnings: 0</text:p>
      <text:p text:style-name="P5"/>
      <text:p text:style-name="P5">mysql&gt; update employee set department='111' where empid='103';</text:p>
      <text:p text:style-name="P5">Query OK, 1 row affected (0.06 sec)</text:p>
      <text:p text:style-name="P5">Rows matched: 1 <text:s/>Changed: 1 <text:s/>Warnings: 0</text:p>
      <text:p text:style-name="P5"/>
      <text:p text:style-name="P5">mysql&gt; update employee set department='113' where empid='104';</text:p>
      <text:p text:style-name="P5">Query OK, 1 row affected (0.04 sec)</text:p>
      <text:p text:style-name="P5">Rows matched: 1 <text:s/>Changed: 1 <text:s/>Warnings: 0</text:p>
      <text:p text:style-name="P5"/>
      <text:p text:style-name="P5">mysql&gt; select * from employee;</text:p>
      <text:p text:style-name="P5">+-------+-------+--------+------------+</text:p>
      <text:p text:style-name="P5">| empid | name <text:s/>| salary | department |</text:p>
      <text:p text:style-name="P5">+-------+-------+--------+------------+</text:p>
      <text:p text:style-name="P5">| <text:s text:c="2"/>101 | neha <text:s/>| <text:s text:c="2"/>3000 | <text:s text:c="7"/>111 |</text:p>
      <text:p text:style-name="P5">| <text:s text:c="2"/>102 | sneha | <text:s text:c="2"/>3500 | <text:s text:c="7"/>112 |</text:p>
      <text:p text:style-name="P5">| <text:s text:c="2"/>103 | tara <text:s/>| <text:s text:c="2"/>3000 | <text:s text:c="7"/>111 |</text:p>
      <text:p text:style-name="P5">| <text:s text:c="2"/>104 | hari <text:s/>| <text:s text:c="2"/>4000 | <text:s text:c="7"/>113 |</text:p>
      <text:p text:style-name="P5">+-------+-------+--------+------------+</text:p>
      <text:p text:style-name="P5">4 rows in set (0.00 sec)</text:p>
      <text:p text:style-name="P5"/>
      <text:p text:style-name="P6">mysql&gt; alter table employee add foreign key(department) references department(deptid);</text:p>
      <text:p text:style-name="P6">Query OK, 4 rows affected (0.86 sec)</text:p>
      <text:p text:style-name="P6">Records: 4 <text:s/>Duplicates: 0 <text:s/>Warnings: 0</text:p>
      <text:p text:style-name="P6"/>
      <text:p text:style-name="P6">mysql&gt; desc employee;</text:p>
      <text:p text:style-name="P6">+------------+-------------+------+-----+---------+-------+</text:p>
      <text:p text:style-name="P6">| Field <text:s text:c="5"/>| Type <text:s text:c="7"/>| Null | Key | Default | Extra |</text:p>
      <text:p text:style-name="P6"><text:soft-page-break/>+------------+-------------+------+-----+---------+-------+</text:p>
      <text:p text:style-name="P6">| empid <text:s text:c="5"/>| int(11) <text:s text:c="4"/>| NO <text:s text:c="2"/>| PRI | NULL <text:s text:c="3"/>| <text:s text:c="6"/>|</text:p>
      <text:p text:style-name="P6">| name <text:s text:c="6"/>| varchar(20) | YES <text:s/>| <text:s text:c="4"/>| NULL <text:s text:c="3"/>| <text:s text:c="6"/>|</text:p>
      <text:p text:style-name="P6">| salary <text:s text:c="4"/>| int(11) <text:s text:c="4"/>| YES <text:s/>| <text:s text:c="4"/>| NULL <text:s text:c="3"/>| <text:s text:c="6"/>|</text:p>
      <text:p text:style-name="P6">| department | int(11) <text:s text:c="4"/>| YES <text:s/>| MUL | NULL <text:s text:c="3"/>| <text:s text:c="6"/>|</text:p>
      <text:p text:style-name="P6">+------------+-------------+------+-----+---------+-------+</text:p>
      <text:p text:style-name="P6">4 rows in set (0.00 sec)</text:p>
      <text:p text:style-name="P6"/>
      <text:p text:style-name="P7">mysql&gt; select * from employee;</text:p>
      <text:p text:style-name="P7">+-------+-------+--------+------------+</text:p>
      <text:p text:style-name="P7">| empid | name <text:s/>| salary | department |</text:p>
      <text:p text:style-name="P7">+-------+-------+--------+------------+</text:p>
      <text:p text:style-name="P7">| <text:s text:c="2"/>101 | neha <text:s/>| <text:s text:c="2"/>3000 | <text:s text:c="7"/>111 |</text:p>
      <text:p text:style-name="P7">| <text:s text:c="2"/>102 | sneha | <text:s text:c="2"/>3500 | <text:s text:c="7"/>112 |</text:p>
      <text:p text:style-name="P7">| <text:s text:c="2"/>103 | tara <text:s/>| <text:s text:c="2"/>3000 | <text:s text:c="7"/>111 |</text:p>
      <text:p text:style-name="P7">| <text:s text:c="2"/>104 | hari <text:s/>| <text:s text:c="2"/>4000 | <text:s text:c="7"/>113 |</text:p>
      <text:p text:style-name="P7">+-------+-------+--------+------------+</text:p>
      <text:p text:style-name="P7">4 rows in set (0.00 sec)</text:p>
      <text:p text:style-name="P7"/>
      <text:p text:style-name="P7">mysql&gt; delete from employee where empid='101';</text:p>
      <text:p text:style-name="P7">Query OK, 1 row affected (0.04 sec)</text:p>
      <text:p text:style-name="P7"/>
      <text:p text:style-name="P7">mysql&gt; select * from employee;</text:p>
      <text:p text:style-name="P7">+-------+-------+--------+------------+</text:p>
      <text:p text:style-name="P7">| empid | name <text:s/>| salary | department |</text:p>
      <text:p text:style-name="P7">+-------+-------+--------+------------+</text:p>
      <text:p text:style-name="P7">| <text:s text:c="2"/>102 | sneha | <text:s text:c="2"/>3500 | <text:s text:c="7"/>112 |</text:p>
      <text:p text:style-name="P7">| <text:s text:c="2"/>103 | tara <text:s/>| <text:s text:c="2"/>3000 | <text:s text:c="7"/>111 |</text:p>
      <text:p text:style-name="P7">| <text:s text:c="2"/>104 | hari <text:s/>| <text:s text:c="2"/>4000 | <text:s text:c="7"/>113 |</text:p>
      <text:p text:style-name="P7">+-------+-------+--------+------------+</text:p>
      <text:p text:style-name="P7">3 rows in set (0.00 sec)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6T15:07:15.006215780</meta:creation-date>
    <dc:date>2024-02-06T16:14:11.708309807</dc:date>
    <meta:editing-duration>PT41M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112" meta:word-count="816" meta:character-count="4885" meta:non-whitespace-character-count="3855"/>
  </office:meta>
</office:document-meta>
</file>